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E0"/>
    </style:style>
    <style:style style:name="ce9" style:family="table-cell" style:parent-style-name="Default" style:data-style-name="N0">
      <style:table-cell-properties fo:border="thin solid #000000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64375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X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9">
            <text:p>6,5</text:p>
          </table:table-cell>
          <table:table-cell office:value-type="float" office:value="2.5" table:style-name="ce9">
            <text:p>2,5</text:p>
          </table:table-cell>
          <table:table-cell office:value-type="float" office:value="3.5" table:style-name="ce9">
            <text:p>3,5</text:p>
          </table:table-cell>
          <table:table-cell office:value-type="float" office:value="4.5" table:style-name="ce9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10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10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office:value-type="string" table:style-name="ce10">
            <text:p>18/02/2016: primera reunion (1,5 horas)</text:p>
            <text:p>26/02/2016: reunion scrum (1 hora)</text:p>
          </table:table-cell>
          <table:table-cell office:value-type="string" table:style-name="ce10">
            <text:p>18/02/2016: primera reunion (1,5 horas)</text:p>
            <text:p>26/02/2016: reunion scrum (1 hora)</text:p>
            <text:p>28/02/2016: tutorial ionic (1 hora)</text:p>
          </table:table-cell>
          <table:table-cell office:value-type="string" table:style-name="ce10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9.5" table:formula="of:=SUM([.B4];[.B7];[.B10];[.B13];[.B16];[.B19])" table:style-name="ce6">
            <text:p>9,5</text:p>
          </table:table-cell>
          <table:table-cell office:value-type="float" office:value="6.5" table:formula="of:=SUM([.C4];[.C7];[.C10];[.C13];[.C16];[.C19])" table:style-name="ce6">
            <text:p>6,5</text:p>
          </table:table-cell>
          <table:table-cell office:value-type="float" office:value="2.5" table:formula="of:=SUM([.D4];[.D7];[.D10];[.D13];[.D16];[.D19])" table:style-name="ce6">
            <text:p>2,5</text:p>
          </table:table-cell>
          <table:table-cell office:value-type="float" office:value="3.5" table:formula="of:=SUM([.E4];[.E7];[.E10];[.E13];[.E16];[.E19])" table:style-name="ce6">
            <text:p>3,5</text:p>
          </table:table-cell>
          <table:table-cell office:value-type="float" office:value="4.5" table:formula="of:=SUM([.F4];[.F7];[.F10];[.F13];[.F16];[.F19])" table:style-name="ce6">
            <text:p>4,5</text:p>
          </table:table-cell>
          <table:table-cell table:number-columns-repeated="16378"/>
        </table:table-row>
        <table:table-row table:number-rows-repeated="10" table:style-name="ro1">
          <table:table-cell table:style-name="ce5"/>
          <table:table-cell table:number-columns-repeated="16383" table:style-name="ce1"/>
        </table:table-row>
        <table:table-row table:number-rows-repeated="968" table:style-name="ro1">
          <table:table-cell table:style-name="ce5"/>
          <table:table-cell table:number-columns-repeated="16383"/>
        </table:table-row>
        <table:table-row table:number-rows-repeated="1047576" table:style-name="ro4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21" table:style-name="ce5"/>
          <table:table-cell table:number-columns-repeated="1635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9">
            <text:p>5</text:p>
          </table:table-cell>
          <table:table-cell office:value-type="float" office:value="4.5" table:style-name="ce9">
            <text:p>4,5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10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10">
            <text:p>Prototipo para probar el funcionamiento de Ionic. Reunión interna de lanzamiento de proyecto. Reunión de lanzamiento con profesor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6.5" table:style-name="ce9">
            <text:p>6,5</text:p>
          </table:table-cell>
          <table:table-cell office:value-type="float" office:value="6" table:style-name="ce9">
            <text:p>6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6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984" table:style-name="ro1">
          <table:table-cell table:style-name="ce5"/>
          <table:table-cell table:number-columns-repeated="16383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dc:date>2016-02-29T16:26:17Z</dc:date>
    <meta:editing-cycles>1</meta:editing-cycles>
    <meta:editing-duration>PT242S</meta:editing-duration>
  </office:meta>
</office:document-meta>
</file>